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0c837f" officeooo:paragraph-rsid="000c83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text:soft-page-break/>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soft-page-break/>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ext:soft-page-break/>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9-20T08:07:44.521874079</meta:creation-date>
    <meta:editing-duration>P0D</meta:editing-duration>
    <meta:editing-cycles>1</meta:editing-cycles>
    <meta:generator>LibreOfficeDev/6.4.0.0.alpha0$Linux_X86_64 LibreOffice_project/c2c0bcfc64c5fc0b8299e3143ced482d481d2df0</meta:generator>
    <meta:document-statistic meta:table-count="0" meta:image-count="0" meta:object-count="0" meta:page-count="4" meta:paragraph-count="1" meta:word-count="3784" meta:character-count="17974" meta:non-whitespace-character-count="14190"/>
  </office:meta>
</office:document-meta>
</file>